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6-06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3-03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10-22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6-27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2-15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11-22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9-26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7-12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6-27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2-13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10-12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7-18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6-22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2-25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10-13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6-14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2-23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1-22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9555636363636" calcext:value-type="float">
            <text:p>0.7395556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6191172413793" calcext:value-type="float">
            <text:p>0.6361911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89" calcext:value-type="float">
            <text:p>1.024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82951724138" calcext:value-type="float">
            <text:p>1.289829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8312" calcext:value-type="float">
            <text:p>1.9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325572413793" calcext:value-type="float">
            <text:p>1.113255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694342857143" calcext:value-type="float">
            <text:p>1.01694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19448" calcext:value-type="float">
            <text:p>0.42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921103448276" calcext:value-type="float">
            <text:p>0.4329211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4432" calcext:value-type="float">
            <text:p>0.396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529" calcext:value-type="float">
            <text:p>0.41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66032" calcext:value-type="float">
            <text:p>0.4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1636387096774" calcext:value-type="float">
            <text:p>0.261636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52344" calcext:value-type="float">
            <text:p>0.2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7229161290323" calcext:value-type="float">
            <text:p>0.297229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13672" calcext:value-type="float">
            <text:p>0.931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8501419354839" calcext:value-type="float">
            <text:p>0.398501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5094193548387" calcext:value-type="float">
            <text:p>0.815094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66868" calcext:value-type="float">
            <text:p>0.516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8565161290323" calcext:value-type="float">
            <text:p>0.318565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70096" calcext:value-type="float">
            <text:p>0.40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166709677419" calcext:value-type="float">
            <text:p>0.289166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076714285714" calcext:value-type="float">
            <text:p>0.396076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1624516129032" calcext:value-type="float">
            <text:p>0.461624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8969548387097" calcext:value-type="float">
            <text:p>0.628969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4416" calcext:value-type="float">
            <text:p>0.68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4391612903226" calcext:value-type="float">
            <text:p>0.724391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74296" calcext:value-type="float">
            <text:p>1.2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418529032258" calcext:value-type="float">
            <text:p>1.38418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45492" calcext:value-type="float">
            <text:p>1.244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4308129032258" calcext:value-type="float">
            <text:p>0.474308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49135483871" calcext:value-type="float">
            <text:p>0.55149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890322580645" calcext:value-type="float">
            <text:p>0.621890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5225290322581" calcext:value-type="float">
            <text:p>0.815225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28736" calcext:value-type="float">
            <text:p>0.84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627948387097" calcext:value-type="float">
            <text:p>1.05627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6712" calcext:value-type="float">
            <text:p>1.3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005548387097" calcext:value-type="float">
            <text:p>1.55005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51096774194" calcext:value-type="float">
            <text:p>2.10951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65976" calcext:value-type="float">
            <text:p>1.93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32576" calcext:value-type="float">
            <text:p>0.6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1566451612903" calcext:value-type="float">
            <text:p>0.611566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934571428571" calcext:value-type="float">
            <text:p>0.673934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5938838709677" calcext:value-type="float">
            <text:p>0.665938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49848" calcext:value-type="float">
            <text:p>0.61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835310344828" calcext:value-type="float">
            <text:p>0.7318353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5748" calcext:value-type="float">
            <text:p>0.890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01048275862" calcext:value-type="float">
            <text:p>1.240010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46728" calcext:value-type="float">
            <text:p>1.674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15472" calcext:value-type="float">
            <text:p>1.1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443" calcext:value-type="float">
            <text:p>1.154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0540363636364" calcext:value-type="float">
            <text:p>0.7905403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514124137931" calcext:value-type="float">
            <text:p>0.565141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52464" calcext:value-type="float">
            <text:p>0.62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760285714286" calcext:value-type="float">
            <text:p>0.585760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1456" calcext:value-type="float">
            <text:p>0.60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9233777777778" calcext:value-type="float">
            <text:p>0.69923377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7804" calcext:value-type="float">
            <text:p>0.7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5537333333333" calcext:value-type="float">
            <text:p>0.7855373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029969230769" calcext:value-type="float">
            <text:p>1.8702996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064622222222" calcext:value-type="float">
            <text:p>2.1506462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069333333333" calcext:value-type="float">
            <text:p>2.160693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685384615385" calcext:value-type="float">
            <text:p>0.61868538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0324444444444" calcext:value-type="float">
            <text:p>0.62032444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4352" calcext:value-type="float">
            <text:p>0.7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347" calcext:value-type="float">
            <text:p>1.093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9665" calcext:value-type="float">
            <text:p>1.1296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1260994225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633" calcext:value-type="float">
            <text:p>1.116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8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182" meta:object-count="0"/>
    <meta:user-defined meta:name="AppVersion">3.0</meta:user-defined>
  </office:meta>
</office:document-meta>
</file>